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53mm"/>
    </style:style>
    <style:style style:name="co2" style:family="table-column">
      <style:table-column-properties fo:break-before="auto" style:column-width="60.17mm"/>
    </style:style>
    <style:style style:name="co3" style:family="table-column">
      <style:table-column-properties fo:break-before="auto" style:column-width="44.34mm"/>
    </style:style>
    <style:style style:name="co4" style:family="table-column">
      <style:table-column-properties fo:break-before="auto" style:column-width="23.05mm"/>
    </style:style>
    <style:style style:name="co5" style:family="table-column">
      <style:table-column-properties fo:break-before="auto" style:column-width="37.91mm"/>
    </style:style>
    <style:style style:name="co6" style:family="table-column">
      <style:table-column-properties fo:break-before="auto" style:column-width="74.82mm"/>
    </style:style>
    <style:style style:name="co7" style:family="table-column">
      <style:table-column-properties fo:break-before="auto" style:column-width="22.01mm"/>
    </style:style>
    <style:style style:name="co8" style:family="table-column">
      <style:table-column-properties fo:break-before="auto" style:column-width="30.18mm"/>
    </style:style>
    <style:style style:name="co9" style:family="table-column">
      <style:table-column-properties fo:break-before="auto" style:column-width="29.39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22.1mm"/>
    </style:style>
    <style:style style:name="co12" style:family="table-column">
      <style:table-column-properties fo:break-before="auto" style:column-width="15.8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17.37mm" fo:break-before="auto" style:use-optimal-row-height="true"/>
    </style:style>
    <style:style style:name="ro4" style:family="table-row">
      <style:table-row-properties style:row-height="8.94mm" fo:break-before="auto" style:use-optimal-row-height="true"/>
    </style:style>
    <style:style style:name="ro5" style:family="table-row">
      <style:table-row-properties style:row-height="21.57mm" fo:break-before="auto" style:use-optimal-row-height="true"/>
    </style:style>
    <style:style style:name="ro6" style:family="table-row">
      <style:table-row-properties style:row-height="13.16mm" fo:break-before="auto" style:use-optimal-row-height="true"/>
    </style:style>
    <style:style style:name="ro7" style:family="table-row">
      <style:table-row-properties style:row-height="24.22mm" fo:break-before="auto" style:use-optimal-row-height="true"/>
    </style:style>
    <style:style style:name="ta1" style:family="table" style:master-page-name="PageStyle_5f_Foglio1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10030" number:language="it" number:country="IT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 style:data-style-name="N3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 style:data-style-name="N10030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" style:family="table-cell" style:parent-style-name="Default" style:data-style-name="N1003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4" style:family="table-cell" style:parent-style-name="Default" style:data-style-name="N10030">
      <style:table-cell-properties fo:background-color="#ff9999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5" style:family="table-cell" style:parent-style-name="Default" style:data-style-name="N3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6" style:family="table-cell" style:parent-style-name="Default" style:data-style-name="N1003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7" style:family="table-cell" style:parent-style-name="Default" style:data-style-name="N30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9999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3" style:family="table-cell" style:parent-style-name="Default">
      <style:table-cell-properties fo:background-color="#ff3333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4" style:family="table-cell" style:parent-style-name="Default">
      <style:table-cell-properties fo:border="0.06pt solid #000000" style:rotation-align="none" style:vertical-align="middle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ff9999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111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 style:data-style-name="N111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0" style:family="table-cell" style:parent-style-name="Default" style:data-style-name="N111">
      <style:table-cell-properties fo:background-color="#ff9999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1" style:family="table-cell" style:parent-style-name="Default" style:data-style-name="N111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3" style:family="table-cell" style:parent-style-name="Default" style:data-style-name="N11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ackground-color="#ff99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0" style:family="table-cell" style:parent-style-name="Default">
      <style:table-cell-properties style:vertical-align="middle"/>
    </style:style>
    <style:style style:name="ce31" style:family="table-cell" style:parent-style-name="Default">
      <style:table-cell-properties style:rotation-align="none" style:vertical-align="middle"/>
    </style:style>
    <style:style style:name="gr1" style:family="graphic">
      <style:graphic-properties draw:stroke="none" svg:stroke-width="0.26mm" draw:stroke-linejoin="miter" draw:fill="solid" draw:fill-color="#ffffff" draw:textarea-vertical-align="top" draw:auto-grow-height="false" fo:min-height="371.11mm" fo:min-width="353.46mm" fo:padding-top="1.25mm" fo:padding-bottom="1.25mm" fo:padding-left="2.5mm" fo:padding-right="2.5mm" fo:wrap-option="wrap"/>
    </style:style>
    <style:style style:name="gr2" style:family="graphic">
      <style:graphic-properties draw:stroke="solid" svg:stroke-width="0.26mm" svg:stroke-color="#000000" draw:stroke-linejoin="miter" draw:fill="solid" draw:fill-color="#ffffff" draw:textarea-vertical-align="top" draw:auto-grow-height="false" fo:min-height="380.8mm" fo:min-width="317.18mm" fo:padding-top="1.25mm" fo:padding-bottom="1.25mm" fo:padding-left="2.5mm" fo:padding-right="2.5mm" fo:wrap-option="wrap"/>
    </style:style>
    <style:style style:name="P1" style:family="paragraph">
      <loext:graphic-properties draw:fill="solid" draw:fill-color="#ffffff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glio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26"/>
        <table:table-column table:style-name="co11" table:default-cell-style-name="ce29"/>
        <table:table-column table:style-name="co12" table:number-columns-repeated="1013" table:default-cell-style-name="ce29"/>
        <table:table-row table:style-name="ro1">
          <table:table-cell table:style-name="ce1" office:value-type="string" calcext:value-type="string">
            <text:p>DATA</text:p>
            <draw:custom-shape table:end-cell-address="Foglio1.J41" table:end-x="19.78mm" table:end-y="4.56mm" draw:z-index="0" draw:name="CustomShape 1" draw:style-name="gr1" draw:text-style-name="P1" drawooo:display="printer" svg:width="358.45mm" svg:height="373.6mm" svg:x="0.75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Foglio1.J41" table:end-x="19.78mm" table:end-y="4.56mm" draw:z-index="1" draw:name="CustomShape 1" draw:style-name="gr1" draw:text-style-name="P1" drawooo:display="printer" svg:width="358.45mm" svg:height="373.6mm" svg:x="0.75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Foglio1.J41" table:end-x="19.78mm" table:end-y="4.56mm" draw:z-index="2" draw:name="CustomShape 1" draw:style-name="gr1" draw:text-style-name="P1" drawooo:display="printer" svg:width="358.45mm" svg:height="373.6mm" svg:x="0.75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Foglio1.J41" table:end-x="19.78mm" table:end-y="4.56mm" draw:z-index="3" draw:name="CustomShape 1" draw:style-name="gr1" draw:text-style-name="P1" drawooo:display="printer" svg:width="358.45mm" svg:height="373.6mm" svg:x="0.75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Foglio1.J41" table:end-x="19.78mm" table:end-y="4.56mm" draw:z-index="4" draw:name="CustomShape 1" draw:style-name="gr1" draw:text-style-name="P1" drawooo:display="printer" svg:width="358.45mm" svg:height="373.6mm" svg:x="0.75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Foglio1.I43" table:end-x="12.9mm" table:end-y="4.5mm" draw:z-index="5" draw:name="CustomShape 1" draw:style-name="gr2" draw:text-style-name="P1" drawooo:display="printer" svg:width="322.17mm" svg:height="383.29mm" svg:x="0.75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Foglio1.I43" table:end-x="12.9mm" table:end-y="4.5mm" draw:z-index="6" draw:name="CustomShape 1" draw:style-name="gr2" draw:text-style-name="P1" drawooo:display="printer" svg:width="322.17mm" svg:height="383.29mm" svg:x="0.75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Foglio1.I43" table:end-x="12.9mm" table:end-y="4.5mm" draw:z-index="7" draw:name="CustomShape 1" draw:style-name="gr2" draw:text-style-name="P1" drawooo:display="printer" svg:width="322.17mm" svg:height="383.29mm" svg:x="0.75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Foglio1.I43" table:end-x="12.9mm" table:end-y="4.5mm" draw:z-index="8" draw:name="CustomShape 1" draw:style-name="gr2" draw:text-style-name="P1" drawooo:display="printer" svg:width="322.17mm" svg:height="383.29mm" svg:x="0.75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Foglio1.I43" table:end-x="12.9mm" table:end-y="4.5mm" draw:z-index="9" draw:name="CustomShape 1" draw:style-name="gr2" draw:text-style-name="P1" drawooo:display="printer" svg:width="322.17mm" svg:height="383.29mm" svg:x="0.75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8" office:value-type="string" calcext:value-type="string">
            <text:p>TIPO DI PROCESSING</text:p>
          </table:table-cell>
          <table:table-cell table:style-name="ce8" office:value-type="string" calcext:value-type="string">
            <text:p>ATTRIBUTI SCARTATI</text:p>
          </table:table-cell>
          <table:table-cell table:style-name="ce8" office:value-type="string" calcext:value-type="string">
            <text:p>STRTONUM</text:p>
          </table:table-cell>
          <table:table-cell table:style-name="ce8" office:value-type="string" calcext:value-type="string">
            <text:p>ALGORITMO</text:p>
          </table:table-cell>
          <table:table-cell table:style-name="ce8" office:value-type="string" calcext:value-type="string">
            <text:p>PARAMETRI</text:p>
          </table:table-cell>
          <table:table-cell table:style-name="ce18" office:value-type="string" calcext:value-type="string">
            <text:p>ACCURACY</text:p>
          </table:table-cell>
          <table:table-cell table:style-name="ce18" office:value-type="string" calcext:value-type="string">
            <text:p>PYTHON SCORE</text:p>
          </table:table-cell>
          <table:table-cell table:style-name="ce18" office:value-type="string" calcext:value-type="string">
            <text:p>KAGGLE SCORE</text:p>
          </table:table-cell>
          <table:table-cell table:style-name="ce23" office:value-type="string" calcext:value-type="string">
            <text:p>POSIZIONE</text:p>
          </table:table-cell>
          <table:table-cell table:style-name="ce23" office:value-type="string" calcext:value-type="string">
            <text:p>K-P SCORE</text:p>
          </table:table-cell>
          <table:table-cell table:style-name="ce30" table:number-columns-repeated="1013"/>
        </table:table-row>
        <table:table-row table:style-name="ro2">
          <table:table-cell table:style-name="ce2" office:value-type="date" office:date-value="2016-03-02" calcext:value-type="date">
            <text:p>02/03/16</text:p>
          </table:table-cell>
          <table:table-cell table:style-name="ce9" office:value-type="string" calcext:value-type="string">
            <text:p>SDR</text:p>
          </table:table-cell>
          <table:table-cell table:style-name="ce9" office:value-type="string" calcext:value-type="string">
            <text:p>X,Y</text:p>
          </table:table-cell>
          <table:table-cell table:style-name="ce9" office:value-type="string" calcext:value-type="string">
            <text:p>NUM</text:p>
          </table:table-cell>
          <table:table-cell table:style-name="ce9" office:value-type="string" calcext:value-type="string">
            <text:p>GNB</text:p>
          </table:table-cell>
          <table:table-cell table:style-name="ce9"/>
          <table:table-cell table:style-name="ce19" office:value-type="float" office:value="0.19799" calcext:value-type="float">
            <text:p>0,19799</text:p>
          </table:table-cell>
          <table:table-cell table:style-name="ce19" office:value-type="float" office:value="2.65435" calcext:value-type="float">
            <text:p>2,65435</text:p>
          </table:table-cell>
          <table:table-cell table:style-name="ce19" office:value-type="float" office:value="2.65656" calcext:value-type="float">
            <text:p>2,65656</text:p>
          </table:table-cell>
          <table:table-cell table:style-name="ce24" office:value-type="string" calcext:value-type="string">
            <text:p>873/1381</text:p>
          </table:table-cell>
          <table:table-cell table:formula="of:=[.I2]-[.H2]" office:value-type="float" office:value="0.00220999999999982" calcext:value-type="float">
            <text:p>0,00221</text:p>
          </table:table-cell>
          <table:table-cell table:style-name="ce30" table:number-columns-repeated="1013"/>
        </table:table-row>
        <table:table-row table:style-name="ro2">
          <table:table-cell table:style-name="ce3" office:value-type="date" office:date-value="2016-03-03" calcext:value-type="date">
            <text:p>03/03/16</text:p>
          </table:table-cell>
          <table:table-cell table:style-name="ce9" office:value-type="string" calcext:value-type="string">
            <text:p>SDR+GRID(200)</text:p>
          </table:table-cell>
          <table:table-cell table:style-name="ce9" office:value-type="string" calcext:value-type="string">
            <text:p>Address</text:p>
          </table:table-cell>
          <table:table-cell table:style-name="ce9" office:value-type="string" calcext:value-type="string">
            <text:p>NUM</text:p>
          </table:table-cell>
          <table:table-cell table:style-name="ce9" office:value-type="string" calcext:value-type="string">
            <text:p>GNB</text:p>
          </table:table-cell>
          <table:table-cell table:style-name="ce14"/>
          <table:table-cell table:style-name="ce19" office:value-type="float" office:value="0.20771" calcext:value-type="float">
            <text:p>0,20771</text:p>
          </table:table-cell>
          <table:table-cell table:style-name="ce19" office:value-type="float" office:value="2.64991" calcext:value-type="float">
            <text:p>2,64991</text:p>
          </table:table-cell>
          <table:table-cell table:style-name="ce19" office:value-type="float" office:value="2.65093" calcext:value-type="float">
            <text:p>2,65093</text:p>
          </table:table-cell>
          <table:table-cell table:style-name="ce24" office:value-type="string" calcext:value-type="string">
            <text:p>865/1381</text:p>
          </table:table-cell>
          <table:table-cell table:formula="of:=[.I3]-[.H3]" office:value-type="float" office:value="0.00101999999999958" calcext:value-type="float">
            <text:p>0,00102</text:p>
          </table:table-cell>
          <table:table-cell table:style-name="ce30" table:number-columns-repeated="1013"/>
        </table:table-row>
        <table:table-row table:style-name="ro2">
          <table:table-cell table:style-name="ce3" office:value-type="date" office:date-value="2016-03-03" calcext:value-type="date">
            <text:p>03/03/16</text:p>
          </table:table-cell>
          <table:table-cell table:style-name="ce9" office:value-type="string" calcext:value-type="string">
            <text:p>SDR+GRID(200)</text:p>
          </table:table-cell>
          <table:table-cell table:style-name="ce9" office:value-type="string" calcext:value-type="string">
            <text:p>Address, PdDistrict</text:p>
          </table:table-cell>
          <table:table-cell table:style-name="ce9" office:value-type="string" calcext:value-type="string">
            <text:p>NUM</text:p>
          </table:table-cell>
          <table:table-cell table:style-name="ce9" office:value-type="string" calcext:value-type="string">
            <text:p>GNB</text:p>
          </table:table-cell>
          <table:table-cell table:style-name="ce14"/>
          <table:table-cell table:style-name="ce19" office:value-type="float" office:value="0.20775" calcext:value-type="float">
            <text:p>0,20775</text:p>
          </table:table-cell>
          <table:table-cell table:style-name="ce19" office:value-type="float" office:value="2.64766" calcext:value-type="float">
            <text:p>2,64766</text:p>
          </table:table-cell>
          <table:table-cell/>
          <table:table-cell table:style-name="ce11"/>
          <table:table-cell table:formula="of:=[.I4]-[.H4]" office:value-type="float" office:value="-2.64766" calcext:value-type="float">
            <text:p>-2,64766</text:p>
          </table:table-cell>
          <table:table-cell table:style-name="ce30" table:number-columns-repeated="1013"/>
        </table:table-row>
        <table:table-row table:style-name="ro2">
          <table:table-cell table:style-name="ce3" office:value-type="date" office:date-value="2016-03-03" calcext:value-type="date">
            <text:p>03/03/16</text:p>
          </table:table-cell>
          <table:table-cell table:style-name="ce9" office:value-type="string" calcext:value-type="string">
            <text:p>SDR+GRID(50)</text:p>
          </table:table-cell>
          <table:table-cell table:style-name="ce9" office:value-type="string" calcext:value-type="string">
            <text:p>Address</text:p>
          </table:table-cell>
          <table:table-cell table:style-name="ce9" office:value-type="string" calcext:value-type="string">
            <text:p>NUM</text:p>
          </table:table-cell>
          <table:table-cell table:style-name="ce9" office:value-type="string" calcext:value-type="string">
            <text:p>GNB</text:p>
          </table:table-cell>
          <table:table-cell table:style-name="ce14"/>
          <table:table-cell table:style-name="ce19" office:value-type="float" office:value="0.20786" calcext:value-type="float">
            <text:p>0,20786</text:p>
          </table:table-cell>
          <table:table-cell table:style-name="ce19" office:value-type="float" office:value="2.64963" calcext:value-type="float">
            <text:p>2,64963</text:p>
          </table:table-cell>
          <table:table-cell/>
          <table:table-cell table:style-name="ce11"/>
          <table:table-cell table:formula="of:=[.I5]-[.H5]" office:value-type="float" office:value="-2.64963" calcext:value-type="float">
            <text:p>-2,64963</text:p>
          </table:table-cell>
          <table:table-cell table:style-name="ce30" table:number-columns-repeated="1013"/>
        </table:table-row>
        <table:table-row table:style-name="ro2">
          <table:table-cell table:style-name="ce3" office:value-type="date" office:date-value="2016-03-03" calcext:value-type="date">
            <text:p>03/03/16</text:p>
          </table:table-cell>
          <table:table-cell table:style-name="ce9" office:value-type="string" calcext:value-type="string">
            <text:p>SDR+GRID(50)</text:p>
          </table:table-cell>
          <table:table-cell table:style-name="ce9" office:value-type="string" calcext:value-type="string">
            <text:p>Address, PdDistrict</text:p>
          </table:table-cell>
          <table:table-cell table:style-name="ce9" office:value-type="string" calcext:value-type="string">
            <text:p>NUM</text:p>
          </table:table-cell>
          <table:table-cell table:style-name="ce9" office:value-type="string" calcext:value-type="string">
            <text:p>GNB</text:p>
          </table:table-cell>
          <table:table-cell table:style-name="ce14"/>
          <table:table-cell table:style-name="ce19" office:value-type="float" office:value="0.20764" calcext:value-type="float">
            <text:p>0,20764</text:p>
          </table:table-cell>
          <table:table-cell table:style-name="ce19" office:value-type="float" office:value="2.64746" calcext:value-type="float">
            <text:p>2,64746</text:p>
          </table:table-cell>
          <table:table-cell/>
          <table:table-cell table:style-name="ce11"/>
          <table:table-cell table:formula="of:=[.I6]-[.H6]" office:value-type="float" office:value="-2.64746" calcext:value-type="float">
            <text:p>-2,64746</text:p>
          </table:table-cell>
          <table:table-cell table:style-name="ce30" table:number-columns-repeated="1013"/>
        </table:table-row>
        <table:table-row table:style-name="ro2">
          <table:table-cell table:style-name="ce3" office:value-type="date" office:date-value="2016-03-03" calcext:value-type="date">
            <text:p>03/03/16</text:p>
          </table:table-cell>
          <table:table-cell table:style-name="ce9" office:value-type="string" calcext:value-type="string">
            <text:p>SDR+GRID(10)</text:p>
          </table:table-cell>
          <table:table-cell table:style-name="ce9" office:value-type="string" calcext:value-type="string">
            <text:p>Address</text:p>
          </table:table-cell>
          <table:table-cell table:style-name="ce9" office:value-type="string" calcext:value-type="string">
            <text:p>NUM</text:p>
          </table:table-cell>
          <table:table-cell table:style-name="ce9" office:value-type="string" calcext:value-type="string">
            <text:p>GNB</text:p>
          </table:table-cell>
          <table:table-cell table:style-name="ce14"/>
          <table:table-cell table:style-name="ce19" office:value-type="float" office:value="0.20861" calcext:value-type="float">
            <text:p>0,20861</text:p>
          </table:table-cell>
          <table:table-cell table:style-name="ce19" office:value-type="float" office:value="2.64754" calcext:value-type="float">
            <text:p>2,64754</text:p>
          </table:table-cell>
          <table:table-cell/>
          <table:table-cell table:style-name="ce11"/>
          <table:table-cell table:formula="of:=[.I7]-[.H7]" office:value-type="float" office:value="-2.64754" calcext:value-type="float">
            <text:p>-2,64754</text:p>
          </table:table-cell>
          <table:table-cell table:style-name="ce30" table:number-columns-repeated="1013"/>
        </table:table-row>
        <table:table-row table:style-name="ro2">
          <table:table-cell table:style-name="ce3" office:value-type="date" office:date-value="2016-03-03" calcext:value-type="date">
            <text:p>03/03/16</text:p>
          </table:table-cell>
          <table:table-cell table:style-name="ce9" office:value-type="string" calcext:value-type="string">
            <text:p>SDR+GRID(10)</text:p>
          </table:table-cell>
          <table:table-cell table:style-name="ce9" office:value-type="string" calcext:value-type="string">
            <text:p>Address, PdDistrict</text:p>
          </table:table-cell>
          <table:table-cell table:style-name="ce9" office:value-type="string" calcext:value-type="string">
            <text:p>NUM</text:p>
          </table:table-cell>
          <table:table-cell table:style-name="ce9" office:value-type="string" calcext:value-type="string">
            <text:p>GNB</text:p>
          </table:table-cell>
          <table:table-cell table:style-name="ce14"/>
          <table:table-cell table:style-name="ce19" office:value-type="float" office:value="0.20843" calcext:value-type="float">
            <text:p>0,20843</text:p>
          </table:table-cell>
          <table:table-cell table:style-name="ce19" office:value-type="float" office:value="2.64589" calcext:value-type="float">
            <text:p>2,64589</text:p>
          </table:table-cell>
          <table:table-cell table:style-name="ce19" office:value-type="float" office:value="2.64736" calcext:value-type="float">
            <text:p>2,64736</text:p>
          </table:table-cell>
          <table:table-cell table:style-name="ce24" office:value-type="string" calcext:value-type="string">
            <text:p>859/1387</text:p>
          </table:table-cell>
          <table:table-cell table:formula="of:=[.I8]-[.H8]" office:value-type="float" office:value="0.00146999999999986" calcext:value-type="float">
            <text:p>0,00147</text:p>
          </table:table-cell>
          <table:table-cell table:style-name="ce30" table:number-columns-repeated="1013"/>
        </table:table-row>
        <table:table-row table:style-name="ro2">
          <table:table-cell table:style-name="ce3" office:value-type="date" office:date-value="2016-03-03" calcext:value-type="date">
            <text:p>03/03/16</text:p>
          </table:table-cell>
          <table:table-cell table:style-name="ce9" office:value-type="string" calcext:value-type="string">
            <text:p>SDR+GRID(10)</text:p>
          </table:table-cell>
          <table:table-cell table:style-name="ce14"/>
          <table:table-cell table:style-name="ce9" office:value-type="string" calcext:value-type="string">
            <text:p>NUM</text:p>
          </table:table-cell>
          <table:table-cell table:style-name="ce9" office:value-type="string" calcext:value-type="string">
            <text:p>GNB</text:p>
          </table:table-cell>
          <table:table-cell table:style-name="ce14"/>
          <table:table-cell table:style-name="ce19" office:value-type="float" office:value="0.20559" calcext:value-type="float">
            <text:p>0,20559</text:p>
          </table:table-cell>
          <table:table-cell table:style-name="ce19" office:value-type="float" office:value="2.66475" calcext:value-type="float">
            <text:p>2,66475</text:p>
          </table:table-cell>
          <table:table-cell/>
          <table:table-cell table:style-name="ce11"/>
          <table:table-cell table:formula="of:=[.I9]-[.H9]" office:value-type="float" office:value="-2.66475" calcext:value-type="float">
            <text:p>-2,66475</text:p>
          </table:table-cell>
          <table:table-cell table:style-name="ce30" table:number-columns-repeated="1013"/>
        </table:table-row>
        <table:table-row table:style-name="ro2">
          <table:table-cell table:style-name="ce3" office:value-type="date" office:date-value="2016-03-04" calcext:value-type="date">
            <text:p>04/03/16</text:p>
          </table:table-cell>
          <table:table-cell table:style-name="ce9" office:value-type="string" calcext:value-type="string">
            <text:p>SDR+GRID(10)</text:p>
          </table:table-cell>
          <table:table-cell table:style-name="ce9" office:value-type="string" calcext:value-type="string">
            <text:p>Address, PdDistrict</text:p>
          </table:table-cell>
          <table:table-cell table:style-name="ce9" office:value-type="string" calcext:value-type="string">
            <text:p>BIN</text:p>
          </table:table-cell>
          <table:table-cell table:style-name="ce9" office:value-type="string" calcext:value-type="string">
            <text:p>LOGREG</text:p>
          </table:table-cell>
          <table:table-cell table:style-name="ce9" office:value-type="string" calcext:value-type="string">
            <text:p>C=0,01</text:p>
          </table:table-cell>
          <table:table-cell table:style-name="ce19" office:value-type="float" office:value="0.2127" calcext:value-type="float">
            <text:p>0,21270</text:p>
          </table:table-cell>
          <table:table-cell table:style-name="ce19" office:value-type="float" office:value="2.63403" calcext:value-type="float">
            <text:p>2,63403</text:p>
          </table:table-cell>
          <table:table-cell table:style-name="ce19" office:value-type="float" office:value="2.64336" calcext:value-type="float">
            <text:p>2,64336</text:p>
          </table:table-cell>
          <table:table-cell table:style-name="ce24" office:value-type="string" calcext:value-type="string">
            <text:p>853/1387</text:p>
          </table:table-cell>
          <table:table-cell table:formula="of:=[.I10]-[.H10]" office:value-type="float" office:value="0.00932999999999984" calcext:value-type="float">
            <text:p>0,00933</text:p>
          </table:table-cell>
          <table:table-cell table:style-name="ce30" table:number-columns-repeated="1013"/>
        </table:table-row>
        <table:table-row table:style-name="ro2">
          <table:table-cell table:style-name="ce3" office:value-type="date" office:date-value="2016-03-04" calcext:value-type="date">
            <text:p>04/03/16</text:p>
          </table:table-cell>
          <table:table-cell table:style-name="ce9" office:value-type="string" calcext:value-type="string">
            <text:p>SDR+GRID(10)</text:p>
          </table:table-cell>
          <table:table-cell table:style-name="ce9" office:value-type="string" calcext:value-type="string">
            <text:p>Address</text:p>
          </table:table-cell>
          <table:table-cell table:style-name="ce9" office:value-type="string" calcext:value-type="string">
            <text:p>BIN</text:p>
          </table:table-cell>
          <table:table-cell table:style-name="ce9" office:value-type="string" calcext:value-type="string">
            <text:p>LOGREG</text:p>
          </table:table-cell>
          <table:table-cell table:style-name="ce9" office:value-type="string" calcext:value-type="string">
            <text:p>C=0,01</text:p>
          </table:table-cell>
          <table:table-cell table:style-name="ce19" office:value-type="float" office:value="0.22523" calcext:value-type="float">
            <text:p>0,22523</text:p>
          </table:table-cell>
          <table:table-cell table:style-name="ce19" office:value-type="float" office:value="2.59278" calcext:value-type="float">
            <text:p>2,59278</text:p>
          </table:table-cell>
          <table:table-cell table:style-name="ce19" office:value-type="float" office:value="2.7406" calcext:value-type="float">
            <text:p>2,74060</text:p>
          </table:table-cell>
          <table:table-cell table:style-name="ce24" office:value-type="string" calcext:value-type="string">
            <text:p>/</text:p>
          </table:table-cell>
          <table:table-cell table:formula="of:=[.I11]-[.H11]" office:value-type="float" office:value="0.14782" calcext:value-type="float">
            <text:p>0,14782</text:p>
          </table:table-cell>
          <table:table-cell table:style-name="ce30" table:number-columns-repeated="1013"/>
        </table:table-row>
        <table:table-row table:style-name="ro3">
          <table:table-cell table:style-name="ce3" office:value-type="date" office:date-value="2016-03-04" calcext:value-type="date">
            <text:p>04/03/16</text:p>
          </table:table-cell>
          <table:table-cell table:style-name="ce9" office:value-type="string" calcext:value-type="string">
            <text:p>SDR+GRID(10)</text:p>
          </table:table-cell>
          <table:table-cell table:style-name="ce9" office:value-type="string" calcext:value-type="string">
            <text:p>Address, PdDistrict</text:p>
          </table:table-cell>
          <table:table-cell table:style-name="ce9" office:value-type="string" calcext:value-type="string">
            <text:p>NUM</text:p>
          </table:table-cell>
          <table:table-cell table:style-name="ce9" office:value-type="string" calcext:value-type="string">
            <text:p>ANN</text:p>
          </table:table-cell>
          <table:table-cell table:style-name="ce15" office:value-type="string" calcext:value-type="string">
            <text:p>Layer=100*tanh + 100 * sigmoid + softmax</text:p>
            <text:p>learning_rate=0,1</text:p>
            <text:p>n_stable=2</text:p>
            <text:p>n_iter=20</text:p>
          </table:table-cell>
          <table:table-cell table:style-name="ce19" office:value-type="float" office:value="0.23021" calcext:value-type="float">
            <text:p>0,23021</text:p>
          </table:table-cell>
          <table:table-cell table:style-name="ce19" office:value-type="float" office:value="2.56315" calcext:value-type="float">
            <text:p>2,56315</text:p>
          </table:table-cell>
          <table:table-cell table:style-name="ce19" office:value-type="float" office:value="2.56476" calcext:value-type="float">
            <text:p>2,56476</text:p>
          </table:table-cell>
          <table:table-cell table:style-name="ce24" office:value-type="string" calcext:value-type="string">
            <text:p>511/1390</text:p>
          </table:table-cell>
          <table:table-cell table:formula="of:=[.I12]-[.H12]" office:value-type="float" office:value="0.00160999999999989" calcext:value-type="float">
            <text:p>0,00161</text:p>
          </table:table-cell>
          <table:table-cell table:style-name="ce30" table:number-columns-repeated="1013"/>
        </table:table-row>
        <table:table-row table:style-name="ro4">
          <table:table-cell table:style-name="ce4" office:value-type="date" office:date-value="2016-03-04" calcext:value-type="date">
            <text:p>04/03/16</text:p>
          </table:table-cell>
          <table:table-cell table:style-name="ce10" office:value-type="string" calcext:value-type="string">
            <text:p>SDR+GRID(10)</text:p>
          </table:table-cell>
          <table:table-cell table:style-name="ce10" office:value-type="string" calcext:value-type="string">
            <text:p>Address, PdDistrict</text:p>
          </table:table-cell>
          <table:table-cell table:style-name="ce10" office:value-type="string" calcext:value-type="string">
            <text:p>NUM</text:p>
          </table:table-cell>
          <table:table-cell table:style-name="ce10" office:value-type="string" calcext:value-type="string">
            <text:p>VC(GNB,DT1,DT2)</text:p>
          </table:table-cell>
          <table:table-cell table:style-name="ce16" office:value-type="string" calcext:value-type="string">
            <text:p>DT1: criterion='gini', min_samples_split=2500</text:p>
            <text:p>DT2: criterion='gini',max_leaf_nodes=39</text:p>
          </table:table-cell>
          <table:table-cell table:style-name="ce20" office:value-type="float" office:value="0.24658" calcext:value-type="float">
            <text:p>0,24658</text:p>
          </table:table-cell>
          <table:table-cell table:style-name="ce20" office:value-type="float" office:value="2.52131" calcext:value-type="float">
            <text:p>2,52131</text:p>
          </table:table-cell>
          <table:table-cell table:style-name="ce20" office:value-type="float" office:value="2.52941" calcext:value-type="float">
            <text:p>2,52941</text:p>
          </table:table-cell>
          <table:table-cell table:style-name="ce25" office:value-type="string" calcext:value-type="string">
            <text:p>396/1390</text:p>
          </table:table-cell>
          <table:table-cell table:formula="of:=[.I13]-[.H13]" office:value-type="float" office:value="0.00809999999999977" calcext:value-type="float">
            <text:p>0,0081</text:p>
          </table:table-cell>
          <table:table-cell table:style-name="ce30" table:number-columns-repeated="1013"/>
        </table:table-row>
        <table:table-row table:style-name="ro4">
          <table:table-cell table:style-name="ce3" office:value-type="date" office:date-value="2016-03-04" calcext:value-type="date">
            <text:p>04/03/16</text:p>
          </table:table-cell>
          <table:table-cell office:value-type="string" calcext:value-type="string">
            <text:p>SDR+GRID(50)+CROSS</text:p>
          </table:table-cell>
          <table:table-cell office:value-type="string" calcext:value-type="string">
            <text:p>PdDistrict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VC(GNB,DT1,DT2)</text:p>
          </table:table-cell>
          <table:table-cell table:style-name="ce15" office:value-type="string" calcext:value-type="string">
            <text:p>DT1: criterion='gini', min_samples_split=2500</text:p>
            <text:p>DT2: criterion='gini',max_leaf_nodes=39</text:p>
          </table:table-cell>
          <table:table-cell table:style-name="ce19" office:value-type="float" office:value="0.25382" calcext:value-type="float">
            <text:p>0,25382</text:p>
          </table:table-cell>
          <table:table-cell table:style-name="ce19" office:value-type="float" office:value="2.49391" calcext:value-type="float">
            <text:p>2,49391</text:p>
          </table:table-cell>
          <table:table-cell table:style-name="ce19" office:value-type="float" office:value="2.90088" calcext:value-type="float">
            <text:p>2,90088</text:p>
          </table:table-cell>
          <table:table-cell table:style-name="ce24" office:value-type="string" calcext:value-type="string">
            <text:p>/</text:p>
          </table:table-cell>
          <table:table-cell table:formula="of:=[.I14]-[.H14]" office:value-type="float" office:value="0.40697" calcext:value-type="float">
            <text:p>0,40697</text:p>
          </table:table-cell>
          <table:table-cell table:style-name="ce30" table:number-columns-repeated="1013"/>
        </table:table-row>
        <table:table-row table:style-name="ro5">
          <table:table-cell table:style-name="ce3" office:value-type="date" office:date-value="2016-03-04" calcext:value-type="date">
            <text:p>04/03/16</text:p>
          </table:table-cell>
          <table:table-cell table:style-name="ce9" office:value-type="string" calcext:value-type="string">
            <text:p>SDR+GRID(10)</text:p>
          </table:table-cell>
          <table:table-cell table:style-name="ce9" office:value-type="string" calcext:value-type="string">
            <text:p>Address, PdDistrict</text:p>
          </table:table-cell>
          <table:table-cell table:style-name="ce9" office:value-type="string" calcext:value-type="string">
            <text:p>NUM</text:p>
          </table:table-cell>
          <table:table-cell table:style-name="ce9" office:value-type="string" calcext:value-type="string">
            <text:p>ANN</text:p>
          </table:table-cell>
          <table:table-cell table:style-name="ce15" office:value-type="string" calcext:value-type="string">
            <text:p>Layer=100*tanh+ 100*tanh  + 100 * sigmoid + softmax</text:p>
            <text:p>learning_rate=0,1</text:p>
            <text:p>n_stable=2</text:p>
            <text:p>n_iter=21</text:p>
          </table:table-cell>
          <table:table-cell table:style-name="ce19" office:value-type="float" office:value="0.23028" calcext:value-type="float">
            <text:p>0,23028</text:p>
          </table:table-cell>
          <table:table-cell table:style-name="ce19" office:value-type="float" office:value="2.55942" calcext:value-type="float">
            <text:p>2,55942</text:p>
          </table:table-cell>
          <table:table-cell table:style-name="ce19" office:value-type="float" office:value="2.56269" calcext:value-type="float">
            <text:p>2,56269</text:p>
          </table:table-cell>
          <table:table-cell table:style-name="ce24" office:value-type="string" calcext:value-type="string">
            <text:p>505/1390</text:p>
          </table:table-cell>
          <table:table-cell table:formula="of:=[.I15]-[.H15]" office:value-type="float" office:value="0.00326999999999966" calcext:value-type="float">
            <text:p>0,00327</text:p>
          </table:table-cell>
          <table:table-cell table:style-name="ce31" table:number-columns-repeated="1013"/>
        </table:table-row>
        <table:table-row table:style-name="ro4">
          <table:table-cell office:value-type="date" office:date-value="2016-03-07" calcext:value-type="date">
            <text:p>07/03/16</text:p>
          </table:table-cell>
          <table:table-cell office:value-type="string" calcext:value-type="string">
            <text:p>SDR+GRID(50)</text:p>
          </table:table-cell>
          <table:table-cell table:style-name="ce9" office:value-type="string" calcext:value-type="string">
            <text:p>Address, PdDistrict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VC(GNB,DT1,DT2)</text:p>
          </table:table-cell>
          <table:table-cell table:style-name="ce15" office:value-type="string" calcext:value-type="string">
            <text:p>DT1: criterion='gini', min_samples_split=2500</text:p>
            <text:p>DT2: criterion='gini',min_samples_leaf=39</text:p>
          </table:table-cell>
          <table:table-cell office:value-type="float" office:value="0.25934" calcext:value-type="float">
            <text:p>0,25934</text:p>
          </table:table-cell>
          <table:table-cell office:value-type="float" office:value="2.48749" calcext:value-type="float">
            <text:p>2,48749</text:p>
          </table:table-cell>
          <table:table-cell office:value-type="float" office:value="2.52005" calcext:value-type="float">
            <text:p>2,52005</text:p>
          </table:table-cell>
          <table:table-cell office:value-type="string" calcext:value-type="string">
            <text:p>387/1415</text:p>
          </table:table-cell>
          <table:table-cell table:formula="of:=[.I16]-[.H16]" office:value-type="float" office:value="0.0325599999999997" calcext:value-type="float">
            <text:p>0,03256</text:p>
          </table:table-cell>
          <table:table-cell table:number-columns-repeated="1013"/>
        </table:table-row>
        <table:table-row table:style-name="ro4">
          <table:table-cell office:value-type="date" office:date-value="2016-03-07" calcext:value-type="date">
            <text:p>07/03/16</text:p>
          </table:table-cell>
          <table:table-cell office:value-type="string" calcext:value-type="string">
            <text:p>DATE(YMDH)+GRID(22)</text:p>
          </table:table-cell>
          <table:table-cell table:style-name="ce9" office:value-type="string" calcext:value-type="string">
            <text:p>Address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VC(GNB,DT1,DT2)</text:p>
          </table:table-cell>
          <table:table-cell table:style-name="ce15" office:value-type="string" calcext:value-type="string">
            <text:p>DT1: criterion='gini', min_samples_split=2500</text:p>
            <text:p>DT2: criterion='gini',min_samples_leaf=39</text:p>
          </table:table-cell>
          <table:table-cell office:value-type="float" office:value="0.25508" calcext:value-type="float">
            <text:p>0,25508</text:p>
          </table:table-cell>
          <table:table-cell office:value-type="float" office:value="2.49504" calcext:value-type="float">
            <text:p>2,49504</text:p>
          </table:table-cell>
          <table:table-cell office:value-type="float" office:value="2.51611" calcext:value-type="float">
            <text:p>2,51611</text:p>
          </table:table-cell>
          <table:table-cell office:value-type="string" calcext:value-type="string">
            <text:p>376/1419</text:p>
          </table:table-cell>
          <table:table-cell table:formula="of:=[.I17]-[.H17]" office:value-type="float" office:value="0.0210700000000004" calcext:value-type="float">
            <text:p>0,02107</text:p>
          </table:table-cell>
          <table:table-cell table:number-columns-repeated="1013"/>
        </table:table-row>
        <table:table-row table:style-name="ro4">
          <table:table-cell office:value-type="date" office:date-value="2016-03-07" calcext:value-type="date">
            <text:p>07/03/16</text:p>
          </table:table-cell>
          <table:table-cell office:value-type="string" calcext:value-type="string">
            <text:p>DATE(YMDH)+GRID(22)</text:p>
          </table:table-cell>
          <table:table-cell table:style-name="ce9"/>
          <table:table-cell office:value-type="string" calcext:value-type="string">
            <text:p>NUM</text:p>
          </table:table-cell>
          <table:table-cell office:value-type="string" calcext:value-type="string">
            <text:p>VC(GNB,DT1,DT2)</text:p>
          </table:table-cell>
          <table:table-cell table:style-name="ce15" office:value-type="string" calcext:value-type="string">
            <text:p>DT1: criterion='gini', min_samples_split=2500</text:p>
            <text:p>DT2: criterion='gini',min_samples_leaf=39</text:p>
          </table:table-cell>
          <table:table-cell office:value-type="float" office:value="0.26944" calcext:value-type="float">
            <text:p>0,26944</text:p>
          </table:table-cell>
          <table:table-cell office:value-type="float" office:value="2.45956" calcext:value-type="float">
            <text:p>2,45956</text:p>
          </table:table-cell>
          <table:table-cell office:value-type="float" office:value="2.47587" calcext:value-type="float">
            <text:p>2,47587</text:p>
          </table:table-cell>
          <table:table-cell office:value-type="string" calcext:value-type="string">
            <text:p>317/1419</text:p>
          </table:table-cell>
          <table:table-cell table:formula="of:=[.I18]-[.H18]" office:value-type="float" office:value="0.0163099999999998" calcext:value-type="float">
            <text:p>0,01631</text:p>
          </table:table-cell>
          <table:table-cell table:number-columns-repeated="1013"/>
        </table:table-row>
        <table:table-row table:style-name="ro4">
          <table:table-cell table:style-name="ce6" office:value-type="date" office:date-value="2016-03-07" calcext:value-type="date">
            <text:p>07/03/16</text:p>
          </table:table-cell>
          <table:table-cell table:style-name="ce12" office:value-type="string" calcext:value-type="string">
            <text:p>SDR+GRID(100)</text:p>
          </table:table-cell>
          <table:table-cell table:style-name="ce12" office:value-type="string" calcext:value-type="string">
            <text:p>Address, PdDistrict</text:p>
          </table:table-cell>
          <table:table-cell table:style-name="ce12" office:value-type="string" calcext:value-type="string">
            <text:p>NUM</text:p>
          </table:table-cell>
          <table:table-cell table:style-name="ce12" office:value-type="string" calcext:value-type="string">
            <text:p>VC(GNB,DT1,DT2)</text:p>
          </table:table-cell>
          <table:table-cell table:style-name="ce17" office:value-type="string" calcext:value-type="string">
            <text:p>DT1: criterion='gini', min_samples_split=2500</text:p>
            <text:p>DT2: criterion='gini',max_leaf_nodes=39</text:p>
          </table:table-cell>
          <table:table-cell table:style-name="ce21" office:value-type="float" office:value="0.24892" calcext:value-type="float">
            <text:p>0,24892</text:p>
          </table:table-cell>
          <table:table-cell table:style-name="ce21" office:value-type="float" office:value="2.51709" calcext:value-type="float">
            <text:p>2,51709</text:p>
          </table:table-cell>
          <table:table-cell table:style-name="ce21" office:value-type="float" office:value="2.52774" calcext:value-type="float">
            <text:p>2,52774</text:p>
          </table:table-cell>
          <table:table-cell table:style-name="ce27" office:value-type="string" calcext:value-type="string">
            <text:p>403/1415</text:p>
          </table:table-cell>
          <table:table-cell table:formula="of:=[.I19]-[.H19]" office:value-type="float" office:value="0.01065" calcext:value-type="float">
            <text:p>0,01065</text:p>
          </table:table-cell>
          <table:table-cell table:number-columns-repeated="1013"/>
        </table:table-row>
        <table:table-row table:style-name="ro4">
          <table:table-cell office:value-type="date" office:date-value="2016-03-08" calcext:value-type="date">
            <text:p>08/03/16</text:p>
          </table:table-cell>
          <table:table-cell office:value-type="string" calcext:value-type="string">
            <text:p>DATE(YMDH)+GRID(22)</text:p>
          </table:table-cell>
          <table:table-cell table:style-name="ce12" office:value-type="string" calcext:value-type="string">
            <text:p>Address, PdDistrict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VC(GNB,DT1,DT2)</text:p>
          </table:table-cell>
          <table:table-cell table:style-name="ce15" office:value-type="string" calcext:value-type="string">
            <text:p>DT1: criterion='gini', min_samples_split=2500</text:p>
            <text:p>DT2: criterion='gini',min_samples_leaf=39</text:p>
          </table:table-cell>
          <table:table-cell office:value-type="float" office:value="0.25234" calcext:value-type="float">
            <text:p>0,25234</text:p>
          </table:table-cell>
          <table:table-cell office:value-type="float" office:value="2.49943" calcext:value-type="float">
            <text:p>2,49943</text:p>
          </table:table-cell>
          <table:table-cell table:number-columns-repeated="2"/>
          <table:table-cell table:formula="of:=[.I20]-[.H20]" office:value-type="float" office:value="-2.49943" calcext:value-type="float">
            <text:p>-2,49943</text:p>
          </table:table-cell>
          <table:table-cell table:number-columns-repeated="1013"/>
        </table:table-row>
        <table:table-row table:style-name="ro4">
          <table:table-cell office:value-type="date" office:date-value="2016-03-08" calcext:value-type="date">
            <text:p>08/03/16</text:p>
          </table:table-cell>
          <table:table-cell office:value-type="string" calcext:value-type="string">
            <text:p>DATE(YMDH)+GRID(100)</text:p>
          </table:table-cell>
          <table:table-cell table:style-name="ce12" office:value-type="string" calcext:value-type="string">
            <text:p>Address, PdDistrict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VC(GNB,DT1,DT2)</text:p>
          </table:table-cell>
          <table:table-cell table:style-name="ce15" office:value-type="string" calcext:value-type="string">
            <text:p>DT1: criterion='gini', min_samples_split=2500</text:p>
            <text:p>DT2: criterion='gini',min_samples_leaf=39</text:p>
          </table:table-cell>
          <table:table-cell office:value-type="float" office:value="0.26902" calcext:value-type="float">
            <text:p>0,26902</text:p>
          </table:table-cell>
          <table:table-cell office:value-type="float" office:value="2.45804" calcext:value-type="float">
            <text:p>2,45804</text:p>
          </table:table-cell>
          <table:table-cell table:number-columns-repeated="2"/>
          <table:table-cell table:formula="of:=[.I21]-[.H21]" office:value-type="float" office:value="-2.45804" calcext:value-type="float">
            <text:p>-2,45804</text:p>
          </table:table-cell>
          <table:table-cell table:number-columns-repeated="1013"/>
        </table:table-row>
        <table:table-row table:style-name="ro4">
          <table:table-cell office:value-type="date" office:date-value="2016-03-08" calcext:value-type="date">
            <text:p>08/03/16</text:p>
          </table:table-cell>
          <table:table-cell office:value-type="string" calcext:value-type="string">
            <text:p>DATE(YMDH)+GRID(100)</text:p>
          </table:table-cell>
          <table:table-cell table:style-name="ce12"/>
          <table:table-cell office:value-type="string" calcext:value-type="string">
            <text:p>NUM</text:p>
          </table:table-cell>
          <table:table-cell office:value-type="string" calcext:value-type="string">
            <text:p>VC(GNB,DT1,DT2)</text:p>
          </table:table-cell>
          <table:table-cell table:style-name="ce15" office:value-type="string" calcext:value-type="string">
            <text:p>DT1: criterion='gini', min_samples_split=2500</text:p>
            <text:p>DT2: criterion='gini',min_samples_leaf=39</text:p>
          </table:table-cell>
          <table:table-cell office:value-type="float" office:value="0.27281" calcext:value-type="float">
            <text:p>0,27281</text:p>
          </table:table-cell>
          <table:table-cell office:value-type="float" office:value="2.44763" calcext:value-type="float">
            <text:p>2,44763</text:p>
          </table:table-cell>
          <table:table-cell table:style-name="ce22" office:value-type="float" office:value="2.47734" calcext:value-type="float">
            <text:p>2,47734</text:p>
          </table:table-cell>
          <table:table-cell office:value-type="string" calcext:value-type="string">
            <text:p>322/1421</text:p>
          </table:table-cell>
          <table:table-cell table:formula="of:=[.I22]-[.H22]" office:value-type="float" office:value="0.0297099999999997" calcext:value-type="float">
            <text:p>0,02971</text:p>
          </table:table-cell>
          <table:table-cell table:number-columns-repeated="1013"/>
        </table:table-row>
        <table:table-row table:style-name="ro6">
          <table:table-cell office:value-type="date" office:date-value="2016-03-08" calcext:value-type="date">
            <text:p>08/03/16</text:p>
          </table:table-cell>
          <table:table-cell office:value-type="string" calcext:value-type="string">
            <text:p>DATE(YMDH)+GRID(22)</text:p>
          </table:table-cell>
          <table:table-cell table:style-name="ce12"/>
          <table:table-cell office:value-type="string" calcext:value-type="string">
            <text:p>NUM</text:p>
          </table:table-cell>
          <table:table-cell office:value-type="string" calcext:value-type="string">
            <text:p>VC(GNB,DT1,DT2)</text:p>
          </table:table-cell>
          <table:table-cell table:style-name="ce15" office:value-type="string" calcext:value-type="string">
            <text:p>DT1: criterion='gini', min_samples_split=2500</text:p>
            <text:p>DT2: criterion='gini',min_samples_leaf=39</text:p>
            <text:p>Weights= [5,2,4]</text:p>
          </table:table-cell>
          <table:table-cell office:value-type="float" office:value="0.2718" calcext:value-type="float">
            <text:p>0,2718</text:p>
          </table:table-cell>
          <table:table-cell office:value-type="float" office:value="2.45037" calcext:value-type="float">
            <text:p>2,45037</text:p>
          </table:table-cell>
          <table:table-cell table:number-columns-repeated="2"/>
          <table:table-cell table:formula="of:=[.I23]-[.H23]" office:value-type="float" office:value="-2.45037" calcext:value-type="float">
            <text:p>-2,45037</text:p>
          </table:table-cell>
          <table:table-cell table:number-columns-repeated="1013"/>
        </table:table-row>
        <table:table-row table:style-name="ro6">
          <table:table-cell office:value-type="date" office:date-value="2016-03-08" calcext:value-type="date">
            <text:p>08/03/16</text:p>
          </table:table-cell>
          <table:table-cell office:value-type="string" calcext:value-type="string">
            <text:p>DATE(YMDH)+GRID(100)</text:p>
          </table:table-cell>
          <table:table-cell table:style-name="ce12"/>
          <table:table-cell office:value-type="string" calcext:value-type="string">
            <text:p>NUM</text:p>
          </table:table-cell>
          <table:table-cell office:value-type="string" calcext:value-type="string">
            <text:p>VC(GNB,DT1,DT2)</text:p>
          </table:table-cell>
          <table:table-cell table:style-name="ce15" office:value-type="string" calcext:value-type="string">
            <text:p>DT1: criterion='gini', min_samples_split=2500</text:p>
            <text:p>DT2: criterion='gini',min_samples_leaf=39</text:p>
            <text:p>Weights= [5,2,4]</text:p>
          </table:table-cell>
          <table:table-cell office:value-type="float" office:value="0.27487" calcext:value-type="float">
            <text:p>0,27487</text:p>
          </table:table-cell>
          <table:table-cell office:value-type="float" office:value="2.43753" calcext:value-type="float">
            <text:p>2,43753</text:p>
          </table:table-cell>
          <table:table-cell table:style-name="ce22" office:value-type="float" office:value="2.47104" calcext:value-type="float">
            <text:p>2,47104</text:p>
          </table:table-cell>
          <table:table-cell office:value-type="string" calcext:value-type="string">
            <text:p>308/1419</text:p>
          </table:table-cell>
          <table:table-cell table:formula="of:=[.I24]-[.H24]" office:value-type="float" office:value="0.0335099999999997" calcext:value-type="float">
            <text:p>0,03351</text:p>
          </table:table-cell>
          <table:table-cell table:number-columns-repeated="1013"/>
        </table:table-row>
        <table:table-row table:style-name="ro6">
          <table:table-cell office:value-type="date" office:date-value="2016-03-08" calcext:value-type="date">
            <text:p>08/03/16</text:p>
          </table:table-cell>
          <table:table-cell office:value-type="string" calcext:value-type="string">
            <text:p>DATE(YMDH)+GRID(100)+STREET</text:p>
          </table:table-cell>
          <table:table-cell table:style-name="ce12"/>
          <table:table-cell office:value-type="string" calcext:value-type="string">
            <text:p>NUM</text:p>
          </table:table-cell>
          <table:table-cell office:value-type="string" calcext:value-type="string">
            <text:p>VC(GNB,DT1,DT2)</text:p>
          </table:table-cell>
          <table:table-cell table:style-name="ce15" office:value-type="string" calcext:value-type="string">
            <text:p>DT1: criterion='gini', min_samples_split=2500</text:p>
            <text:p>DT2: criterion='gini',min_samples_leaf=39</text:p>
            <text:p>Weights= [5,2,4]</text:p>
          </table:table-cell>
          <table:table-cell office:value-type="float" office:value="0.27274" calcext:value-type="float">
            <text:p>0,27274</text:p>
          </table:table-cell>
          <table:table-cell office:value-type="float" office:value="2.44478" calcext:value-type="float">
            <text:p>2,44478</text:p>
          </table:table-cell>
          <table:table-cell table:number-columns-repeated="2"/>
          <table:table-cell table:formula="of:=[.I25]-[.H25]" office:value-type="float" office:value="-2.44478" calcext:value-type="float">
            <text:p>-2,44478</text:p>
          </table:table-cell>
          <table:table-cell table:number-columns-repeated="1013"/>
        </table:table-row>
        <table:table-row table:style-name="ro6">
          <table:table-cell office:value-type="date" office:date-value="2016-03-08" calcext:value-type="date">
            <text:p>08/03/16</text:p>
          </table:table-cell>
          <table:table-cell office:value-type="string" calcext:value-type="string">
            <text:p>DATE(YMDH)+GRID(22)+CROSS</text:p>
          </table:table-cell>
          <table:table-cell table:style-name="ce12"/>
          <table:table-cell office:value-type="string" calcext:value-type="string">
            <text:p>NUM</text:p>
          </table:table-cell>
          <table:table-cell office:value-type="string" calcext:value-type="string">
            <text:p>VC(GNB,DT1,DT2)</text:p>
          </table:table-cell>
          <table:table-cell table:style-name="ce15" office:value-type="string" calcext:value-type="string">
            <text:p>DT1: criterion='gini', min_samples_split=2500</text:p>
            <text:p>DT2: criterion='gini',min_samples_leaf=39</text:p>
            <text:p>Weights= [5,2,4]</text:p>
          </table:table-cell>
          <table:table-cell office:value-type="float" office:value="0.27729" calcext:value-type="float">
            <text:p>0,27729</text:p>
          </table:table-cell>
          <table:table-cell office:value-type="float" office:value="2.42004" calcext:value-type="float">
            <text:p>2,42004</text:p>
          </table:table-cell>
          <table:table-cell table:number-columns-repeated="2"/>
          <table:table-cell table:formula="of:=[.I26]-[.H26]" office:value-type="float" office:value="-2.42004" calcext:value-type="float">
            <text:p>-2,42004</text:p>
          </table:table-cell>
          <table:table-cell table:number-columns-repeated="1013"/>
        </table:table-row>
        <table:table-row table:style-name="ro6">
          <table:table-cell office:value-type="date" office:date-value="2016-03-08" calcext:value-type="date">
            <text:p>08/03/16</text:p>
          </table:table-cell>
          <table:table-cell office:value-type="string" calcext:value-type="string">
            <text:p>DATE(YMDH)+GRID(22)+STREET</text:p>
          </table:table-cell>
          <table:table-cell table:style-name="ce12"/>
          <table:table-cell office:value-type="string" calcext:value-type="string">
            <text:p>NUM</text:p>
          </table:table-cell>
          <table:table-cell office:value-type="string" calcext:value-type="string">
            <text:p>VC(GNB,DT1,DT2)</text:p>
          </table:table-cell>
          <table:table-cell table:style-name="ce15" office:value-type="string" calcext:value-type="string">
            <text:p>DT1: criterion='gini', min_samples_split=2500</text:p>
            <text:p>DT2: criterion='gini',min_samples_leaf=39</text:p>
            <text:p>Weights= [5,2,4]</text:p>
          </table:table-cell>
          <table:table-cell office:value-type="float" office:value="0.26204" calcext:value-type="float">
            <text:p>0,26204</text:p>
          </table:table-cell>
          <table:table-cell office:value-type="float" office:value="2.47788" calcext:value-type="float">
            <text:p>2,47788</text:p>
          </table:table-cell>
          <table:table-cell table:number-columns-repeated="2"/>
          <table:table-cell table:formula="of:=[.I27]-[.H27]" office:value-type="float" office:value="-2.47788" calcext:value-type="float">
            <text:p>-2,47788</text:p>
          </table:table-cell>
          <table:table-cell table:number-columns-repeated="1013"/>
        </table:table-row>
        <table:table-row table:style-name="ro6">
          <table:table-cell office:value-type="date" office:date-value="2016-03-08" calcext:value-type="date">
            <text:p>08/03/16</text:p>
          </table:table-cell>
          <table:table-cell office:value-type="string" calcext:value-type="string">
            <text:p>DATE(YMDH)+GRID(22)</text:p>
          </table:table-cell>
          <table:table-cell/>
          <table:table-cell office:value-type="string" calcext:value-type="string">
            <text:p>NUM</text:p>
          </table:table-cell>
          <table:table-cell office:value-type="string" calcext:value-type="string">
            <text:p>VC(GNB,DT1,DT2)</text:p>
          </table:table-cell>
          <table:table-cell table:style-name="ce15" office:value-type="string" calcext:value-type="string">
            <text:p>DT1: criterion='gini', min_samples_split=2500</text:p>
            <text:p>DT2: criterion='gini',min_samples_leaf=39</text:p>
            <text:p>Weights= [5,2,6]</text:p>
          </table:table-cell>
          <table:table-cell office:value-type="float" office:value="0.27215" calcext:value-type="float">
            <text:p>0,27215</text:p>
          </table:table-cell>
          <table:table-cell office:value-type="float" office:value="2.45356" calcext:value-type="float">
            <text:p>2,45356</text:p>
          </table:table-cell>
          <table:table-cell table:style-name="ce22" office:value-type="float" office:value="2.47742" calcext:value-type="float">
            <text:p>2,47742</text:p>
          </table:table-cell>
          <table:table-cell office:value-type="string" calcext:value-type="string">
            <text:p>/</text:p>
          </table:table-cell>
          <table:table-cell table:formula="of:=[.I28]-[.H28]" office:value-type="float" office:value="0.02386" calcext:value-type="float">
            <text:p>0,02386</text:p>
          </table:table-cell>
          <table:table-cell table:number-columns-repeated="1013"/>
        </table:table-row>
        <table:table-row table:style-name="ro6">
          <table:table-cell office:value-type="date" office:date-value="2016-03-08" calcext:value-type="date">
            <text:p>08/03/16</text:p>
          </table:table-cell>
          <table:table-cell office:value-type="string" calcext:value-type="string">
            <text:p>DATE(YMDHM)+GRID-KMEANS(200)</text:p>
            <text:p>+CROSS+DAY+ADDR_RED</text:p>
          </table:table-cell>
          <table:table-cell office:value-type="string" calcext:value-type="string">
            <text:p>PdDistrict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max_depth=6</text:p>
            <text:p>n_estimators=39</text:p>
            <text:p>learning_rate=0,5</text:p>
          </table:table-cell>
          <table:table-cell office:value-type="float" office:value="0.27274" calcext:value-type="float">
            <text:p>0,27274</text:p>
          </table:table-cell>
          <table:table-cell office:value-type="float" office:value="2.41332" calcext:value-type="float">
            <text:p>2,41332</text:p>
          </table:table-cell>
          <table:table-cell table:style-name="ce22" office:value-type="float" office:value="2.56125" calcext:value-type="float">
            <text:p>2,56125</text:p>
          </table:table-cell>
          <table:table-cell office:value-type="string" calcext:value-type="string">
            <text:p>505/1421</text:p>
          </table:table-cell>
          <table:table-cell table:formula="of:=[.I29]-[.H29]" office:value-type="float" office:value="0.14793" calcext:value-type="float">
            <text:p>0,14793</text:p>
          </table:table-cell>
          <table:table-cell table:number-columns-repeated="1013"/>
        </table:table-row>
        <table:table-row table:style-name="ro6">
          <table:table-cell office:value-type="date" office:date-value="2016-03-08" calcext:value-type="date">
            <text:p>08/03/16</text:p>
          </table:table-cell>
          <table:table-cell office:value-type="string" calcext:value-type="string">
            <text:p>SDR+DATE(YMDH)+GRID(100)</text:p>
          </table:table-cell>
          <table:table-cell table:style-name="ce12" office:value-type="string" calcext:value-type="string">
            <text:p>Dates, DayOfMonth, Hour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VC(GNB,DT1,DT2)</text:p>
          </table:table-cell>
          <table:table-cell table:style-name="ce15" office:value-type="string" calcext:value-type="string">
            <text:p>DT1: criterion='gini', min_samples_split=2500</text:p>
            <text:p>DT2: criterion='gini',min_samples_leaf=39</text:p>
            <text:p>Weights= [5,2,4]</text:p>
          </table:table-cell>
          <table:table-cell office:value-type="float" office:value="0.27638" calcext:value-type="float">
            <text:p>0,27638</text:p>
          </table:table-cell>
          <table:table-cell office:value-type="float" office:value="2.43721" calcext:value-type="float">
            <text:p>2,43721</text:p>
          </table:table-cell>
          <table:table-cell table:number-columns-repeated="2"/>
          <table:table-cell table:formula="of:=[.I30]-[.H30]" office:value-type="float" office:value="-2.43721" calcext:value-type="float">
            <text:p>-2,43721</text:p>
          </table:table-cell>
          <table:table-cell table:number-columns-repeated="1013"/>
        </table:table-row>
        <table:table-row table:style-name="ro6">
          <table:table-cell office:value-type="date" office:date-value="2016-03-08" calcext:value-type="date">
            <text:p>08/03/16</text:p>
          </table:table-cell>
          <table:table-cell office:value-type="string" calcext:value-type="string">
            <text:p>SDR+DATE(YMDH)+GRID(22)</text:p>
          </table:table-cell>
          <table:table-cell table:style-name="ce12" office:value-type="string" calcext:value-type="string">
            <text:p>Dates, DayOfMonth, Hour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VC(GNB,DT1,DT2)</text:p>
          </table:table-cell>
          <table:table-cell table:style-name="ce15" office:value-type="string" calcext:value-type="string">
            <text:p>DT1: criterion='gini', min_samples_split=2500</text:p>
            <text:p>DT2: criterion='gini',min_samples_leaf=39</text:p>
            <text:p>Weights= [5,2,4]</text:p>
          </table:table-cell>
          <table:table-cell office:value-type="float" office:value="0.27301" calcext:value-type="float">
            <text:p>0,27301</text:p>
          </table:table-cell>
          <table:table-cell office:value-type="float" office:value="2.44952" calcext:value-type="float">
            <text:p>2,44952</text:p>
          </table:table-cell>
          <table:table-cell table:number-columns-repeated="2"/>
          <table:table-cell table:formula="of:=[.I31]-[.H31]" office:value-type="float" office:value="-2.44952" calcext:value-type="float">
            <text:p>-2,44952</text:p>
          </table:table-cell>
          <table:table-cell table:number-columns-repeated="1013"/>
        </table:table-row>
        <table:table-row table:style-name="ro6">
          <table:table-cell office:value-type="date" office:date-value="2016-03-08" calcext:value-type="date">
            <text:p>08/03/16</text:p>
          </table:table-cell>
          <table:table-cell office:value-type="string" calcext:value-type="string">
            <text:p>SDR+DATE(YMDH)+GRID(22)</text:p>
          </table:table-cell>
          <table:table-cell table:style-name="ce12" office:value-type="string" calcext:value-type="string">
            <text:p>Dates, DayOfMonth, Hour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VC(GNB,DT1,DT2)</text:p>
          </table:table-cell>
          <table:table-cell table:style-name="ce15" office:value-type="string" calcext:value-type="string">
            <text:p>DT1: criterion='gini', min_samples_split=2500</text:p>
            <text:p>DT2: criterion='gini',min_samples_leaf=39</text:p>
            <text:p>Weights= [5,2,6]</text:p>
          </table:table-cell>
          <table:table-cell office:value-type="float" office:value="0.27426" calcext:value-type="float">
            <text:p>0,27426</text:p>
          </table:table-cell>
          <table:table-cell office:value-type="float" office:value="2.45161" calcext:value-type="float">
            <text:p>2,45161</text:p>
          </table:table-cell>
          <table:table-cell table:number-columns-repeated="2"/>
          <table:table-cell table:formula="of:=[.I32]-[.H32]" office:value-type="float" office:value="-2.45161" calcext:value-type="float">
            <text:p>-2,45161</text:p>
          </table:table-cell>
          <table:table-cell table:number-columns-repeated="1013"/>
        </table:table-row>
        <table:table-row table:style-name="ro6">
          <table:table-cell office:value-type="date" office:date-value="2016-03-08" calcext:value-type="date">
            <text:p>08/03/16</text:p>
          </table:table-cell>
          <table:table-cell office:value-type="string" calcext:value-type="string">
            <text:p>DATE(YMDH)+GRID(100)</text:p>
          </table:table-cell>
          <table:table-cell/>
          <table:table-cell office:value-type="string" calcext:value-type="string">
            <text:p>NUM</text:p>
          </table:table-cell>
          <table:table-cell office:value-type="string" calcext:value-type="string">
            <text:p>VC(GNB,DT1,DT2)</text:p>
          </table:table-cell>
          <table:table-cell table:style-name="ce15" office:value-type="string" calcext:value-type="string">
            <text:p>DT1: criterion='gini', min_samples_split=2500</text:p>
            <text:p>DT2: criterion='gini',min_samples_leaf=39</text:p>
            <text:p>Weights= [5,2,6]</text:p>
          </table:table-cell>
          <table:table-cell office:value-type="float" office:value="0.2758" calcext:value-type="float">
            <text:p>0,2758</text:p>
          </table:table-cell>
          <table:table-cell office:value-type="float" office:value="2.43992" calcext:value-type="float">
            <text:p>2,43992</text:p>
          </table:table-cell>
          <table:table-cell table:style-name="ce22" office:value-type="float" office:value="2.48067" calcext:value-type="float">
            <text:p>2,48067</text:p>
          </table:table-cell>
          <table:table-cell office:value-type="string" calcext:value-type="string">
            <text:p>/</text:p>
          </table:table-cell>
          <table:table-cell table:formula="of:=[.I33]-[.H33]" office:value-type="float" office:value="0.0407500000000001" calcext:value-type="float">
            <text:p>0,04075</text:p>
          </table:table-cell>
          <table:table-cell table:number-columns-repeated="1013"/>
        </table:table-row>
        <table:table-row table:style-name="ro7">
          <table:table-cell office:value-type="date" office:date-value="2016-03-08" calcext:value-type="date">
            <text:p>08/03/16</text:p>
          </table:table-cell>
          <table:table-cell office:value-type="string" calcext:value-type="string">
            <text:p>SDR+GRID(100)+DATE(YMH)</text:p>
          </table:table-cell>
          <table:table-cell table:style-name="ce12"/>
          <table:table-cell office:value-type="string" calcext:value-type="string">
            <text:p>NUM</text:p>
          </table:table-cell>
          <table:table-cell office:value-type="string" calcext:value-type="string">
            <text:p>VC(GNB,DT1,DT2,DT3)</text:p>
          </table:table-cell>
          <table:table-cell table:style-name="ce15" office:value-type="string" calcext:value-type="string">
            <text:p>DT1: criterion='gini', min_samples_split=2500</text:p>
            <text:p>DT2: criterion='entropy',min_samples_leaf=39</text:p>
            <text:p>DT3: criterion=’gini’ max_depth=4</text:p>
            <text:p>Weights= [5,2,4,1]</text:p>
          </table:table-cell>
          <table:table-cell office:value-type="float" office:value="0.27431" calcext:value-type="float">
            <text:p>0,27431</text:p>
          </table:table-cell>
          <table:table-cell office:value-type="float" office:value="2.43112" calcext:value-type="float">
            <text:p>2,43112</text:p>
          </table:table-cell>
          <table:table-cell office:value-type="float" office:value="2.46198" calcext:value-type="float">
            <text:p>2,46198</text:p>
          </table:table-cell>
          <table:table-cell office:value-type="string" calcext:value-type="string">
            <text:p>297/1421</text:p>
          </table:table-cell>
          <table:table-cell table:formula="of:=[.I34]-[.H34]" office:value-type="float" office:value="0.0308600000000001" calcext:value-type="float">
            <text:p>0,03086</text:p>
          </table:table-cell>
          <table:table-cell table:number-columns-repeated="1013"/>
        </table:table-row>
        <table:table-row table:style-name="ro2">
          <table:table-cell table:style-name="ce7" office:value-type="string" calcext:value-type="string" table:number-columns-spanned="11" table:number-rows-spanned="1">
            <text:p>ALLINEAMENTO MIN E MAX DI TRAIN E TEST</text:p>
          </table:table-cell>
          <table:covered-table-cell table:number-columns-repeated="8" table:style-name="ce13"/>
          <table:covered-table-cell table:style-name="ce28"/>
          <table:covered-table-cell table:formula="of:=[.I35]-[.H35]" office:value-type="float" office:value="0" calcext:value-type="float">
            <text:p>0</text:p>
          </table:covered-table-cell>
          <table:table-cell table:number-columns-repeated="1013"/>
        </table:table-row>
        <table:table-row table:style-name="ro7">
          <table:table-cell office:value-type="date" office:date-value="2016-03-14" calcext:value-type="date">
            <text:p>14/03/16</text:p>
          </table:table-cell>
          <table:table-cell office:value-type="string" calcext:value-type="string">
            <text:p>SDR+GRID(100)+DATE(YMH)</text:p>
          </table:table-cell>
          <table:table-cell table:style-name="ce12"/>
          <table:table-cell office:value-type="string" calcext:value-type="string">
            <text:p>NUM</text:p>
          </table:table-cell>
          <table:table-cell office:value-type="string" calcext:value-type="string">
            <text:p>VC(GNB,DT1,DT2,DT3)</text:p>
          </table:table-cell>
          <table:table-cell table:style-name="ce15" office:value-type="string" calcext:value-type="string">
            <text:p>DT1: criterion='gini', min_samples_split=2500</text:p>
            <text:p>DT2: criterion='entropy',min_samples_leaf=39</text:p>
            <text:p>DT3: criterion=’gini’ max_depth=4</text:p>
            <text:p>Weights= [5,2,4,1]</text:p>
          </table:table-cell>
          <table:table-cell office:value-type="float" office:value="0.27399" calcext:value-type="float">
            <text:p>0,27399</text:p>
          </table:table-cell>
          <table:table-cell office:value-type="float" office:value="2.43076" calcext:value-type="float">
            <text:p>2,43076</text:p>
          </table:table-cell>
          <table:table-cell office:value-type="float" office:value="2.43865" calcext:value-type="float">
            <text:p>2,43865</text:p>
          </table:table-cell>
          <table:table-cell office:value-type="string" calcext:value-type="string">
            <text:p>287/1457</text:p>
          </table:table-cell>
          <table:table-cell table:formula="of:=[.I36]-[.H36]" office:value-type="float" office:value="0.00788999999999973" calcext:value-type="float">
            <text:p>0,00789</text:p>
          </table:table-cell>
          <table:table-cell table:number-columns-repeated="1013"/>
        </table:table-row>
        <table:table-row table:style-name="ro7">
          <table:table-cell office:value-type="date" office:date-value="2016-03-14" calcext:value-type="date">
            <text:p>14/03/16</text:p>
          </table:table-cell>
          <table:table-cell office:value-type="string" calcext:value-type="string">
            <text:p>SDR+GRID(100)+DATE(YMH)+DAY</text:p>
          </table:table-cell>
          <table:table-cell table:style-name="ce12"/>
          <table:table-cell office:value-type="string" calcext:value-type="string">
            <text:p>NUM</text:p>
          </table:table-cell>
          <table:table-cell office:value-type="string" calcext:value-type="string">
            <text:p>VC(GNB,DT1,DT2,DT3)</text:p>
          </table:table-cell>
          <table:table-cell table:style-name="ce15" office:value-type="string" calcext:value-type="string">
            <text:p>DT1: criterion='gini', min_samples_split=2500</text:p>
            <text:p>DT2: criterion='entropy',min_samples_leaf=39</text:p>
            <text:p>DT3: criterion=’gini’ max_depth=4</text:p>
            <text:p>Weights= [5,2,4,1]</text:p>
          </table:table-cell>
          <table:table-cell office:value-type="float" office:value="0.27456" calcext:value-type="float">
            <text:p>0,27456</text:p>
          </table:table-cell>
          <table:table-cell office:value-type="float" office:value="2.42888" calcext:value-type="float">
            <text:p>2,42888</text:p>
          </table:table-cell>
          <table:table-cell office:value-type="float" office:value="2.43672" calcext:value-type="float">
            <text:p>2,43672</text:p>
          </table:table-cell>
          <table:table-cell office:value-type="string" calcext:value-type="string">
            <text:p>281/1457</text:p>
          </table:table-cell>
          <table:table-cell table:formula="of:=[.I37]-[.H37]" office:value-type="float" office:value="0.00784000000000029" calcext:value-type="float">
            <text:p>0,00784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38]-[.H38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39]-[.H39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40]-[.H40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41]-[.H41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42]-[.H42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43]-[.H43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44]-[.H44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45]-[.H45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46]-[.H46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47]-[.H47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48]-[.H48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49]-[.H49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50]-[.H50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51]-[.H51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52]-[.H52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53]-[.H53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54]-[.H54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55]-[.H55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56]-[.H56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57]-[.H57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58]-[.H58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59]-[.H59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60]-[.H60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61]-[.H61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62]-[.H62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63]-[.H63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64]-[.H64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65]-[.H65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66]-[.H66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67]-[.H67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68]-[.H68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69]-[.H69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70]-[.H70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71]-[.H71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72]-[.H72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73]-[.H73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74]-[.H74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75]-[.H75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76]-[.H76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77]-[.H77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78]-[.H78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79]-[.H79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80]-[.H80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81]-[.H81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82]-[.H82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83]-[.H83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84]-[.H84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85]-[.H85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86]-[.H86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87]-[.H87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88]-[.H88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89]-[.H89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90]-[.H90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91]-[.H91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92]-[.H92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93]-[.H93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94]-[.H94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95]-[.H95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96]-[.H96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97]-[.H97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98]-[.H98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99]-[.H99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00]-[.H100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01]-[.H101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02]-[.H102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03]-[.H103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04]-[.H104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05]-[.H105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06]-[.H106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07]-[.H107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08]-[.H108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09]-[.H109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10]-[.H110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11]-[.H111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12]-[.H112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13]-[.H113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14]-[.H114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15]-[.H115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16]-[.H116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17]-[.H117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18]-[.H118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19]-[.H119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20]-[.H120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21]-[.H121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22]-[.H122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23]-[.H123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24]-[.H124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25]-[.H125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26]-[.H126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27]-[.H127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28]-[.H128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29]-[.H129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30]-[.H130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31]-[.H131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32]-[.H132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33]-[.H133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34]-[.H134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35]-[.H135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36]-[.H136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37]-[.H137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38]-[.H138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39]-[.H139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40]-[.H140]" office:value-type="float" office:value="0" calcext:value-type="float">
            <text:p>0</text:p>
          </table:table-cell>
          <table:table-cell table:number-columns-repeated="1013"/>
        </table:table-row>
        <table:table-row table:style-name="ro2" table:number-rows-repeated="10484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time-style style:name="N106">
      <number:minutes number:style="long"/>
      <number:text>.</number:text>
      <number:seconds number:style="long"/>
    </number:time-style>
    <number:time-style style:name="N107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08">
      <number:minutes number:style="long"/>
      <number:text>.</number:text>
      <number:seconds number:style="long" number:decimal-places="1"/>
    </number:time-style>
    <number:number-style style:name="N10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0P0" style:volatile="true">
      <number:day number:style="long"/>
      <number:text>/</number:text>
      <number:month number:style="long"/>
      <number:text>/</number:text>
      <number:year/>
    </number:date-style>
    <number:text-style style:name="N110">
      <number:text-content/>
      <style:map style:condition="value()&gt;=0" style:apply-style-name="N110P0"/>
    </number:text-style>
    <number:number-style style:name="N111">
      <number:number number:decimal-places="5" loext:min-decimal-places="5" number:min-integer-digits="1"/>
    </number:number-style>
    <number:number-style style:name="N1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5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05P0"/>
    </number:number-style>
    <number:number-style style:name="N10106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6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06P0"/>
    </number:number-style>
    <number:number-style style:name="N10108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8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08P0"/>
    </number:number-style>
    <number:number-style style:name="N10109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9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09P0"/>
    </number:number-style>
    <number:date-style style:name="N1011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11" number:language="it" number:country="IT">
      <number:day number:style="long"/>
      <number:text>-</number:text>
      <number:month number:textual="true"/>
    </number:date-style>
    <number:date-style style:name="N10112" number:language="it" number:country="IT">
      <number:month number:textual="true"/>
      <number:text>-</number:text>
      <number:year/>
    </number:date-style>
    <number:time-style style:name="N10113" number:language="it" number:country="IT">
      <number:hours/>
      <number:text>.</number:text>
      <number:minutes number:style="long"/>
      <number:text> </number:text>
      <number:am-pm/>
    </number:time-style>
    <number:time-style style:name="N10114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15" number:language="it" number:country="IT">
      <number:hours/>
      <number:text>.</number:text>
      <number:minutes number:style="long"/>
    </number:time-style>
    <number:time-style style:name="N10116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8P0" style:volatile="true" number:language="it" number:country="IT">
      <number:number number:decimal-places="0" loext:min-decimal-places="0" number:min-integer-digits="1" number:grouping="true"/>
    </number:number-style>
    <number:number-style style:name="N10118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0" loext:min-decimal-places="0" number:min-integer-digits="1" number:grouping="true"/>
    </number:number-style>
    <number:number-style style:name="N10119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number:number number:decimal-places="2" loext:min-decimal-places="2" number:min-integer-digits="1" number:grouping="true"/>
    </number:number-style>
    <number:number-style style:name="N10120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it" number:country="IT">
      <number:number number:decimal-places="2" loext:min-decimal-places="2" number:min-integer-digits="1" number:grouping="true"/>
    </number:number-style>
    <number:number-style style:name="N10121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it" number:country="IT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it" number:country="IT">
      <loext:fill-character> </loext:fill-character>
      <number:text>- </number:text>
    </number:number-style>
    <number:text-style style:name="N10125" number:language="it" number:country="IT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2" style:volatile="true" number:language="it" number:country="IT">
      <loext:text> € </loext:text>
      <loext:fill-character> </loext:fill-character>
      <number:text>- </number:text>
    </number:number-style>
    <number:text-style style:name="N10129" number:language="it" number:country="IT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it" number:country="IT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it" number:country="IT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it" number:country="IT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it" number:country="IT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Lucida Sans" style:font-family-complex="'Lucida Sans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4">00/00/0000</text:date>, <text:time style:data-style-name="N2" text:time-value="10:22:27.496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2T22:06:48</meta:creation-date>
    <meta:initial-creator>Michele Masciale</meta:initial-creator>
    <dc:language>it-IT</dc:language>
    <dc:date>2016-03-14T12:44:09.144000000</dc:date>
    <meta:editing-cycles>21</meta:editing-cycles>
    <meta:editing-duration>PT7H50M48S</meta:editing-duration>
    <meta:generator>LibreOffice/5.0.1.2$Windows_x86 LibreOffice_project/81898c9f5c0d43f3473ba111d7b351050be20261</meta:generator>
    <meta:document-statistic meta:table-count="1" meta:cell-count="452" meta:object-count="1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